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eil" svg:font-family="Areil"/>
    <style:font-face style:name="Ariel" svg:font-family="Arie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4" style:family="table-row">
      <style:table-row-properties style:min-row-height="1.106cm"/>
    </style:style>
    <style:style style:name="Table4" style:family="table">
      <style:table-properties style:width="17cm" table:align="margins"/>
    </style:style>
    <style:style style:name="Table4.A" style:family="table-column">
      <style:table-column-properties style:column-width="4.251cm" style:rel-column-width="16383*"/>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Ariel" fo:font-size="16pt" fo:font-weight="normal" officeooo:rsid="0013efc8" officeooo:paragraph-rsid="0013efc8" style:font-size-asian="16pt" style:font-weight-asian="normal" style:font-size-complex="16pt" style:font-weight-complex="normal"/>
    </style:style>
    <style:style style:name="P2" style:family="paragraph" style:parent-style-name="Standard">
      <style:paragraph-properties fo:break-before="page"/>
      <style:text-properties style:font-name="Ariel" fo:font-size="16pt" fo:font-weight="normal" officeooo:rsid="0013efc8" officeooo:paragraph-rsid="0013efc8" style:font-size-asian="16pt" style:font-weight-asian="normal" style:font-size-complex="16pt" style:font-weight-complex="normal"/>
    </style:style>
    <style:style style:name="P3" style:family="paragraph" style:parent-style-name="Standard">
      <style:text-properties style:font-name="Ariel" fo:font-size="16pt" fo:font-weight="normal" officeooo:rsid="00148aba" officeooo:paragraph-rsid="00148aba" style:font-size-asian="16pt" style:font-weight-asian="normal" style:font-size-complex="16pt" style:font-weight-complex="normal"/>
    </style:style>
    <style:style style:name="P4" style:family="paragraph" style:parent-style-name="Standard">
      <style:text-properties style:font-name="Ariel" fo:font-size="16pt" fo:font-weight="normal" officeooo:rsid="0015fc78" officeooo:paragraph-rsid="0015fc78" style:font-size-asian="16pt" style:font-weight-asian="normal" style:font-size-complex="16pt" style:font-weight-complex="normal"/>
    </style:style>
    <style:style style:name="P5" style:family="paragraph" style:parent-style-name="Standard">
      <style:text-properties style:font-name="Ariel" fo:font-size="16pt" fo:language="en" fo:country="GB" fo:font-weight="normal" officeooo:rsid="0015fc78" officeooo:paragraph-rsid="0015fc78" style:font-size-asian="16pt" style:font-weight-asian="normal" style:font-size-complex="16pt" style:font-weight-complex="normal"/>
    </style:style>
    <style:style style:name="P6" style:family="paragraph" style:parent-style-name="Standard">
      <style:text-properties style:font-name="Ariel" fo:font-size="16pt" fo:language="en" fo:country="GB" fo:font-weight="normal" officeooo:rsid="0018c008" officeooo:paragraph-rsid="0018c008" style:font-size-asian="16pt" style:font-weight-asian="normal" style:font-size-complex="16pt" style:font-weight-complex="normal"/>
    </style:style>
    <style:style style:name="P7" style:family="paragraph" style:parent-style-name="Standard">
      <style:paragraph-properties fo:break-before="page"/>
      <style:text-properties style:font-name="Ariel" fo:font-size="16pt" fo:language="en" fo:country="GB" fo:font-weight="normal" officeooo:rsid="0019aad2" officeooo:paragraph-rsid="0019aad2" style:font-size-asian="16pt" style:font-weight-asian="normal" style:font-size-complex="16pt" style:font-weight-complex="normal"/>
    </style:style>
    <style:style style:name="P8" style:family="paragraph" style:parent-style-name="Standard">
      <style:text-properties style:font-name="Ariel" fo:font-size="16pt" fo:language="en" fo:country="GB" fo:font-weight="normal" officeooo:rsid="0019aad2" officeooo:paragraph-rsid="0019aad2" style:font-size-asian="16pt" style:font-weight-asian="normal" style:font-size-complex="16pt" style:font-weight-complex="normal"/>
    </style:style>
    <style:style style:name="P9" style:family="paragraph" style:parent-style-name="Table_20_Contents">
      <style:text-properties style:font-name="Ariel" fo:font-size="16pt" fo:font-weight="normal" officeooo:rsid="0019aad2" officeooo:paragraph-rsid="0019aad2" style:font-size-asian="16pt" style:font-weight-asian="normal" style:font-size-complex="16pt" style:font-weight-complex="normal"/>
    </style:style>
    <style:style style:name="P10" style:family="paragraph" style:parent-style-name="Table_20_Contents">
      <style:text-properties style:font-name="Ariel" fo:font-size="16pt" fo:font-weight="normal" style:font-size-asian="16pt" style:font-weight-asian="normal" style:font-size-complex="16pt" style:font-weight-complex="normal"/>
    </style:style>
    <style:style style:name="P11" style:family="paragraph" style:parent-style-name="Standard">
      <style:text-properties style:font-name="Ariel" fo:font-size="16pt" fo:language="en" fo:country="GB" fo:font-weight="normal" officeooo:rsid="001b1654" officeooo:paragraph-rsid="001b1654" style:font-size-asian="16pt" style:font-weight-asian="normal" style:font-size-complex="16pt" style:font-weight-complex="normal"/>
    </style:style>
    <style:style style:name="P12" style:family="paragraph" style:parent-style-name="Standard">
      <style:paragraph-properties fo:break-before="page"/>
      <style:text-properties style:font-name="Ariel" fo:font-size="16pt" fo:language="en" fo:country="GB" fo:font-weight="normal" officeooo:rsid="001c5a02" officeooo:paragraph-rsid="001c5a02" style:font-size-asian="16pt" style:font-weight-asian="normal" style:font-size-complex="16pt" style:font-weight-complex="normal"/>
    </style:style>
    <style:style style:name="P13" style:family="paragraph" style:parent-style-name="Standard">
      <style:text-properties style:font-name="Ariel" fo:font-size="16pt" fo:language="en" fo:country="GB" fo:font-weight="normal" officeooo:rsid="001c5a02" officeooo:paragraph-rsid="001c5a02" style:font-size-asian="16pt" style:font-weight-asian="normal" style:font-size-complex="16pt" style:font-weight-complex="normal"/>
    </style:style>
    <style:style style:name="P14" style:family="paragraph" style:parent-style-name="Table_20_Contents">
      <style:text-properties style:font-name="Ariel" fo:font-size="16pt" fo:font-weight="normal" officeooo:rsid="001c5a02" officeooo:paragraph-rsid="001c5a02" style:font-size-asian="16pt" style:font-weight-asian="normal" style:font-size-complex="16pt" style:font-weight-complex="normal"/>
    </style:style>
    <style:style style:name="P15" style:family="paragraph" style:parent-style-name="Table_20_Contents">
      <style:text-properties style:font-name="Ariel" fo:font-size="16pt" fo:font-weight="normal" officeooo:rsid="001e9d0f" officeooo:paragraph-rsid="001e9d0f" style:font-size-asian="16pt" style:font-weight-asian="normal" style:font-size-complex="16pt" style:font-weight-complex="normal"/>
    </style:style>
    <style:style style:name="P16" style:family="paragraph" style:parent-style-name="Standard">
      <style:text-properties style:font-name="Ariel" fo:font-size="16pt" fo:language="en" fo:country="GB" fo:font-weight="normal" officeooo:rsid="001e9d0f" officeooo:paragraph-rsid="001e9d0f" style:font-size-asian="16pt" style:font-weight-asian="normal" style:font-size-complex="16pt" style:font-weight-complex="normal"/>
    </style:style>
    <style:style style:name="P17" style:family="paragraph" style:parent-style-name="Standard">
      <style:text-properties style:font-name="Ariel" fo:font-size="16pt" fo:language="en" fo:country="GB" fo:font-weight="normal" officeooo:rsid="001ed0b7" officeooo:paragraph-rsid="001ed0b7" style:font-size-asian="16pt" style:font-weight-asian="normal" style:font-size-complex="16pt" style:font-weight-complex="normal"/>
    </style:style>
    <style:style style:name="P18" style:family="paragraph" style:parent-style-name="Heading_20_3">
      <style:paragraph-properties style:writing-mode="lr-tb"/>
      <style:text-properties fo:font-size="16pt" fo:language="en" fo:country="GB" officeooo:rsid="001ed0b7" officeooo:paragraph-rsid="001ed0b7" style:font-size-asian="16pt" style:font-size-complex="16pt"/>
    </style:style>
    <style:style style:name="P19" style:family="paragraph" style:parent-style-name="Text_20_body">
      <style:paragraph-properties style:writing-mode="lr-tb"/>
    </style:style>
    <style:style style:name="P20" style:family="paragraph" style:parent-style-name="Heading_20_3">
      <style:paragraph-properties style:writing-mode="lr-tb"/>
    </style:style>
    <style:style style:name="P21" style:family="paragraph" style:parent-style-name="Text_20_body">
      <style:paragraph-properties style:writing-mode="lr-tb"/>
      <style:text-properties style:font-name="Ariel" fo:font-size="16pt" fo:font-weight="normal" style:font-size-asian="16pt" style:font-weight-asian="normal" style:font-size-complex="16pt" style:font-weight-complex="normal"/>
    </style:style>
    <style:style style:name="P22" style:family="paragraph" style:parent-style-name="Text_20_body">
      <style:paragraph-properties fo:break-before="page" style:writing-mode="lr-tb"/>
      <style:text-properties style:font-name="Ariel" fo:font-size="16pt" fo:font-weight="normal" officeooo:rsid="001fcc66" officeooo:paragraph-rsid="001fcc66" style:font-size-asian="16pt" style:font-weight-asian="normal" style:font-size-complex="16pt" style:font-weight-complex="normal"/>
    </style:style>
    <style:style style:name="P23" style:family="paragraph" style:parent-style-name="Text_20_body">
      <style:paragraph-properties style:writing-mode="lr-tb"/>
      <style:text-properties style:font-name="Ariel" fo:font-size="16pt" fo:font-weight="normal" officeooo:rsid="00215fc2" officeooo:paragraph-rsid="00215fc2" style:font-size-asian="16pt" style:font-weight-asian="normal" style:font-size-complex="16pt" style:font-weight-complex="normal"/>
    </style:style>
    <style:style style:name="P24" style:family="paragraph" style:parent-style-name="Heading_20_3">
      <style:paragraph-properties style:writing-mode="lr-tb"/>
      <style:text-properties style:font-name="Ariel" fo:font-size="16pt" fo:font-weight="normal" officeooo:rsid="00215fc2" officeooo:paragraph-rsid="00215fc2" style:font-size-asian="16pt" style:font-weight-asian="normal" style:font-size-complex="16pt" style:font-weight-complex="normal"/>
    </style:style>
    <style:style style:name="P25" style:family="paragraph" style:parent-style-name="Text_20_body">
      <style:text-properties style:font-name="Areil" fo:font-size="16pt" fo:language="en" fo:country="GB" fo:font-weight="normal" style:font-size-asian="16pt" style:font-weight-asian="normal" style:font-size-complex="16pt" style:font-weight-complex="normal"/>
    </style:style>
    <style:style style:name="P26" style:family="paragraph" style:parent-style-name="Text_20_body">
      <style:paragraph-properties style:writing-mode="lr-tb"/>
      <style:text-properties style:font-name="Areil" fo:font-size="16pt" fo:language="en" fo:country="GB" fo:font-weight="normal" officeooo:rsid="00233f96" officeooo:paragraph-rsid="00233f96" style:font-size-asian="16pt" style:font-weight-asian="normal" style:font-size-complex="16pt" style:font-weight-complex="normal"/>
    </style:style>
    <style:style style:name="P27" style:family="paragraph" style:parent-style-name="Text_20_body">
      <style:paragraph-properties fo:break-before="page" style:writing-mode="lr-tb"/>
      <style:text-properties style:font-name="Areil" fo:font-size="16pt" fo:language="en" fo:country="GB" fo:font-weight="normal" officeooo:rsid="00233f96" officeooo:paragraph-rsid="00233f96" style:font-size-asian="16pt" style:font-weight-asian="normal" style:font-size-complex="16pt" style:font-weight-complex="normal"/>
    </style:style>
    <style:style style:name="P28" style:family="paragraph" style:parent-style-name="Text_20_body">
      <style:paragraph-properties style:writing-mode="lr-tb"/>
      <style:text-properties style:font-name="Areil" fo:font-size="16pt" fo:language="en" fo:country="GB" fo:font-weight="normal" officeooo:rsid="0023c240" officeooo:paragraph-rsid="0023c240" style:font-size-asian="16pt" style:font-weight-asian="normal" style:font-size-complex="16pt" style:font-weight-complex="normal"/>
    </style:style>
    <style:style style:name="P29" style:family="paragraph" style:parent-style-name="Text_20_body">
      <style:paragraph-properties fo:break-before="page" style:writing-mode="lr-tb"/>
      <style:text-properties style:font-name="Areil" fo:font-size="16pt" fo:language="en" fo:country="GB" fo:font-weight="normal" officeooo:rsid="0023c240" officeooo:paragraph-rsid="0023c240" style:font-size-asian="16pt" style:font-weight-asian="normal" style:font-size-complex="16pt" style:font-weight-complex="normal"/>
    </style:style>
    <style:style style:name="P30" style:family="paragraph" style:parent-style-name="Text_20_body">
      <style:paragraph-properties style:writing-mode="lr-tb"/>
      <style:text-properties style:font-name="Areil" fo:font-size="16pt" fo:language="en" fo:country="GB" fo:font-weight="normal" officeooo:rsid="0025c0fa" officeooo:paragraph-rsid="0025c0fa" style:font-size-asian="16pt" style:font-weight-asian="normal" style:font-size-complex="16pt" style:font-weight-complex="normal"/>
    </style:style>
    <style:style style:name="P31" style:family="paragraph" style:parent-style-name="Text_20_body">
      <style:paragraph-properties style:writing-mode="lr-tb"/>
      <style:text-properties style:font-name="Areil" fo:font-size="16pt" fo:language="en" fo:country="GB" fo:font-weight="normal" officeooo:rsid="0025a52e" officeooo:paragraph-rsid="0025a52e" style:font-size-asian="16pt" style:font-weight-asian="normal" style:font-size-complex="16pt" style:font-weight-complex="normal"/>
    </style:style>
    <style:style style:name="P32" style:family="paragraph" style:parent-style-name="Text_20_body">
      <style:paragraph-properties style:writing-mode="lr-tb"/>
      <style:text-properties style:font-name="Areil" fo:font-size="16pt" fo:language="en" fo:country="GB" fo:font-weight="normal" officeooo:rsid="0025c0fa" officeooo:paragraph-rsid="0025a52e" style:font-size-asian="16pt" style:font-weight-asian="normal" style:font-size-complex="16pt" style:font-weight-complex="normal"/>
    </style:style>
    <style:style style:name="P33" style:family="paragraph" style:parent-style-name="Text_20_body">
      <style:paragraph-properties style:writing-mode="lr-tb"/>
      <style:text-properties style:font-name="Areil" fo:font-size="16pt" fo:language="en" fo:country="GB" fo:font-weight="normal" officeooo:rsid="002739ab" officeooo:paragraph-rsid="002739ab" style:font-size-asian="16pt" style:font-weight-asian="normal" style:font-size-complex="16pt" style:font-weight-complex="normal"/>
    </style:style>
    <style:style style:name="P34" style:family="paragraph" style:parent-style-name="Text_20_body">
      <style:paragraph-properties fo:break-before="page" style:writing-mode="lr-tb"/>
      <style:text-properties style:font-name="Areil" fo:font-size="16pt" fo:language="en" fo:country="GB" fo:font-weight="normal" officeooo:rsid="002739ab" officeooo:paragraph-rsid="002739ab" style:font-size-asian="16pt" style:font-weight-asian="normal" style:font-size-complex="16pt" style:font-weight-complex="normal"/>
    </style:style>
    <style:style style:name="P35" style:family="paragraph" style:parent-style-name="Heading_20_2">
      <style:paragraph-properties style:writing-mode="lr-tb"/>
      <style:text-properties style:font-name="Areil" fo:font-size="16pt" fo:language="en" fo:country="GB" fo:font-weight="normal" officeooo:rsid="002739ab" officeooo:paragraph-rsid="002739ab" style:font-size-asian="16pt" style:font-weight-asian="normal" style:font-size-complex="16pt" style:font-weight-complex="normal"/>
    </style:style>
    <style:style style:name="P36" style:family="paragraph" style:parent-style-name="Text_20_body" style:list-style-name="L1">
      <style:paragraph-properties fo:margin-top="0cm" fo:margin-bottom="0cm" style:contextual-spacing="false"/>
      <style:text-properties fo:font-size="16pt" fo:font-weight="normal" style:font-size-asian="16pt" style:font-weight-asian="normal" style:font-size-complex="16pt" style:font-weight-complex="normal"/>
    </style:style>
    <style:style style:name="P37" style:family="paragraph" style:parent-style-name="Text_20_body" style:list-style-name="L1">
      <style:text-properties fo:font-size="16pt" fo:font-weight="normal" style:font-size-asian="16pt" style:font-weight-asian="normal" style:font-size-complex="16pt" style:font-weight-complex="normal"/>
    </style:style>
    <style:style style:name="P38" style:family="paragraph" style:parent-style-name="Heading_20_2">
      <style:text-properties fo:font-size="16pt" fo:font-weight="normal" style:font-size-asian="16pt" style:font-weight-asian="normal" style:font-size-complex="16pt" style:font-weight-complex="normal"/>
    </style:style>
    <style:style style:name="P39" style:family="paragraph" style:parent-style-name="Text_20_body" style:list-style-name="L2">
      <style:paragraph-properties fo:margin-top="0cm" fo:margin-bottom="0cm" style:contextual-spacing="false"/>
      <style:text-properties fo:font-size="16pt" fo:font-weight="normal" style:font-size-asian="16pt" style:font-weight-asian="normal" style:font-size-complex="16pt" style:font-weight-complex="normal"/>
    </style:style>
    <style:style style:name="P40" style:family="paragraph" style:parent-style-name="Text_20_body" style:list-style-name="L2">
      <style:text-properties fo:font-size="16pt" fo:font-weight="normal" style:font-size-asian="16pt" style:font-weight-asian="normal" style:font-size-complex="16pt" style:font-weight-complex="normal"/>
    </style:style>
    <style:style style:name="P41" style:family="paragraph" style:parent-style-name="Text_20_body" style:list-style-name="L3">
      <style:paragraph-properties fo:margin-top="0cm" fo:margin-bottom="0cm" style:contextual-spacing="false"/>
      <style:text-properties fo:font-size="16pt" fo:font-weight="normal" style:font-size-asian="16pt" style:font-weight-asian="normal" style:font-size-complex="16pt" style:font-weight-complex="normal"/>
    </style:style>
    <style:style style:name="P42" style:family="paragraph" style:parent-style-name="Text_20_body" style:list-style-name="L3">
      <style:text-properties fo:font-size="16pt" fo:font-weight="normal" style:font-size-asian="16pt" style:font-weight-asian="normal" style:font-size-complex="16pt" style:font-weight-complex="normal"/>
    </style:style>
    <style:style style:name="P43" style:family="paragraph" style:parent-style-name="Text_20_body">
      <style:paragraph-properties style:writing-mode="lr-tb"/>
      <style:text-properties style:font-name="Areil" fo:font-size="16pt" fo:language="en" fo:country="GB" fo:font-weight="normal" officeooo:rsid="002873f1" officeooo:paragraph-rsid="002873f1" style:font-size-asian="16pt" style:font-weight-asian="normal" style:font-size-complex="16pt" style:font-weight-complex="normal"/>
    </style:style>
    <style:style style:name="T1" style:family="text">
      <style:text-properties fo:language="en" fo:country="GB"/>
    </style:style>
    <style:style style:name="T2" style:family="text">
      <style:text-properties officeooo:rsid="00177dbc"/>
    </style:style>
    <style:style style:name="T3" style:family="text">
      <style:text-properties officeooo:rsid="0019aad2"/>
    </style:style>
    <style:style style:name="T4" style:family="text">
      <style:text-properties style:font-name="Ariel" fo:font-weight="normal" style:font-weight-asian="normal" style:font-weight-complex="normal"/>
    </style:style>
    <style:style style:name="T5" style:family="text">
      <style:text-properties style:font-name="Ariel" fo:font-size="16pt" fo:font-weight="normal" style:font-size-asian="16pt" style:font-weight-asian="normal" style:font-size-complex="16pt" style:font-weight-complex="normal"/>
    </style:style>
    <style:style style:name="T6" style:family="text">
      <style:text-properties style:font-name="Ariel" fo:font-size="16pt" fo:language="en" fo:country="GB" fo:font-weight="normal" style:font-size-asian="16pt" style:font-weight-asian="normal" style:font-size-complex="16pt" style:font-weight-complex="normal"/>
    </style:style>
    <style:style style:name="T7" style:family="text">
      <style:text-properties style:font-name="Ariel" fo:font-size="16pt" fo:language="en" fo:country="GB" fo:font-weight="normal" officeooo:rsid="001fa3f3" style:font-size-asian="16pt" style:font-weight-asian="normal" style:font-size-complex="16pt" style:font-weight-complex="normal"/>
    </style:style>
    <style:style style:name="T8" style:family="text">
      <style:text-properties style:font-name="Areil" fo:language="en" fo:country="GB" fo:font-weight="normal" style:font-weight-asian="normal" style:font-weight-complex="normal"/>
    </style:style>
    <style:style style:name="T9" style:family="text">
      <style:text-properties style:font-name="Areil" fo:font-size="16pt" fo:language="en" fo:country="GB" fo:font-weight="normal" style:font-size-asian="16pt" style:font-weight-asian="normal" style:font-size-complex="16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for Health Advice Group</text:p>
      <text:p text:style-name="P2">Contents page</text:p>
      <text:p text:style-name="P2"><text:span text:style-name="T1">Organisation</text:span> Overview</text:p>
      <text:p text:style-name="P1"/>
      <text:p text:style-name="P3">I have been employed by Health Advice Group for a digital system that will aid them in there charity. They are a company that offers information and support for environmental health issues. They offer advice on how to deal with seasonal allergies and how different weather can affect them. They also provide risk assessments for peoples homes to ensure there safety. <text:s/></text:p>
      <text:p text:style-name="P3"/>
      <text:p text:style-name="P3"/>
      <text:p text:style-name="P4">Problem Overview</text:p>
      <text:p text:style-name="P4"/>
      <text:p text:style-name="P5"><text:span text:style-name="T2">Based on the limited information available regarding their current system, it appears that they either require a new digital infrastructure, as their existing system does not meet the necessary standards, or they have yet to implement one. Relying on outdated systems can significantly impact the efficiency and security of operations, particularly for a healthcare organisation. If the systems in place are obsolete, this could expose the organisation to potential security vulnerabilities. Additionally, given the high volume of daily service user interactions, it is essential that the system is not only fast and efficient but also user-friendly to ensure seamless and timely service. An inefficient or difficult-to-use system could hinder their ability to assist a large number of people promptly, ultimately affecting overall service quality.</text:span></text:p>
      <text:p text:style-name="P5"/>
      <text:p text:style-name="P5"/>
      <text:p text:style-name="P6">User Groups</text:p>
      <text:p text:style-name="P6"/>
      <text:p text:style-name="P6">General public – can only access basis information that is directly for them – I have identified this as they are gaining the <text:soft-page-break/>advice from the group and would like to access the information or risks assessments given</text:p>
      <text:p text:style-name="P6"/>
      <text:p text:style-name="P6"><text:span text:style-name="T3">General health staff</text:span> – can access there patients records- I have identified this as they will have multiple patients they will have to give information to so they will need to be a way for them to upload this information to a singular patient even though they will have multiple of them. </text:p>
      <text:p text:style-name="P6"/>
      <text:p text:style-name="P6"><text:span text:style-name="T3">Management staff</text:span> – they should be able to access all of the information for the patients and staff – I have identified this by the fact they will need to manage the staff and patients so will need to see all of the information <text:s/></text:p>
      <text:p text:style-name="P6"/>
      <text:p text:style-name="P7">Empathy Maps </text:p>
      <text:p text:style-name="P8"/>
      <text:p text:style-name="P8">General Public</text:p>
      <text:p text:style-name="P8"/>
      <table:table table:name="Table1" table:style-name="Table1">
        <table:table-column table:style-name="Table1.A" table:number-columns-repeated="2"/>
        <table:table-row>
          <table:table-cell table:style-name="Table1.A1" office:value-type="string">
            <text:p text:style-name="P9">Says</text:p>
          </table:table-cell>
          <table:table-cell table:style-name="Table1.B1" office:value-type="string">
            <text:p text:style-name="P9">Thinks</text:p>
          </table:table-cell>
        </table:table-row>
        <table:table-row>
          <table:table-cell table:style-name="Table1.A2" office:value-type="string">
            <text:p text:style-name="P10">- <text:span text:style-name="T3">I want the advice I was given when I visited</text:span></text:p>
          </table:table-cell>
          <table:table-cell table:style-name="Table1.B2" office:value-type="string">
            <text:p text:style-name="P10">- <text:span text:style-name="T3">why can I not access my information </text:span></text:p>
          </table:table-cell>
        </table:table-row>
        <table:table-row>
          <table:table-cell table:style-name="Table1.A2" office:value-type="string">
            <text:p text:style-name="P9">Does</text:p>
          </table:table-cell>
          <table:table-cell table:style-name="Table1.B2" office:value-type="string">
            <text:p text:style-name="P9">Feels</text:p>
          </table:table-cell>
        </table:table-row>
        <table:table-row>
          <table:table-cell table:style-name="Table1.A2" office:value-type="string">
            <text:p text:style-name="P9">- goes back to group</text:p>
          </table:table-cell>
          <table:table-cell table:style-name="Table1.B2" office:value-type="string">
            <text:p text:style-name="P9">- confused as to why they have to keep making journeys for the same information</text:p>
          </table:table-cell>
        </table:table-row>
      </table:table>
      <text:p text:style-name="P8"/>
      <text:p text:style-name="P8"/>
      <text:p text:style-name="P11">General Staff</text:p>
      <text:p text:style-name="P11"/>
      <table:table table:name="Table2" table:style-name="Table2">
        <table:table-column table:style-name="Table2.A" table:number-columns-repeated="2"/>
        <table:table-row>
          <table:table-cell table:style-name="Table2.A1" office:value-type="string">
            <text:p text:style-name="P9">Says</text:p>
          </table:table-cell>
          <table:table-cell table:style-name="Table2.B1" office:value-type="string">
            <text:p text:style-name="P9">Thinks</text:p>
          </table:table-cell>
        </table:table-row>
        <table:table-row>
          <table:table-cell table:style-name="Table2.A2" office:value-type="string">
            <text:p text:style-name="P10"/>
          </table:table-cell>
          <table:table-cell table:style-name="Table2.B2" office:value-type="string">
            <text:p text:style-name="P10"/>
          </table:table-cell>
        </table:table-row>
        <table:table-row>
          <table:table-cell table:style-name="Table2.A2" office:value-type="string">
            <text:p text:style-name="P9">Does</text:p>
          </table:table-cell>
          <table:table-cell table:style-name="Table2.B2" office:value-type="string">
            <text:p text:style-name="P9">Feels</text:p>
          </table:table-cell>
        </table:table-row>
        <table:table-row>
          <table:table-cell table:style-name="Table2.A2" office:value-type="string">
            <text:p text:style-name="P9"/>
          </table:table-cell>
          <table:table-cell table:style-name="Table2.B2" office:value-type="string">
            <text:p text:style-name="P9"/>
          </table:table-cell>
        </table:table-row>
      </table:table>
      <text:p text:style-name="P11"/>
      <text:p text:style-name="P11"/>
      <text:p text:style-name="P11">Management staff</text:p>
      <text:p text:style-name="P11"/>
      <table:table table:name="Table3" table:style-name="Table3">
        <table:table-column table:style-name="Table3.A" table:number-columns-repeated="2"/>
        <table:table-row>
          <table:table-cell table:style-name="Table3.A1" office:value-type="string">
            <text:p text:style-name="P9">Says</text:p>
          </table:table-cell>
          <table:table-cell table:style-name="Table3.B1" office:value-type="string">
            <text:p text:style-name="P9">Thinks</text:p>
          </table:table-cell>
        </table:table-row>
        <table:table-row>
          <table:table-cell table:style-name="Table3.A2" office:value-type="string">
            <text:p text:style-name="P10"/>
          </table:table-cell>
          <table:table-cell table:style-name="Table3.B2" office:value-type="string">
            <text:p text:style-name="P10"/>
          </table:table-cell>
        </table:table-row>
        <table:table-row>
          <table:table-cell table:style-name="Table3.A2" office:value-type="string">
            <text:p text:style-name="P9">Does</text:p>
          </table:table-cell>
          <table:table-cell table:style-name="Table3.B2" office:value-type="string">
            <text:p text:style-name="P9">Feels</text:p>
          </table:table-cell>
        </table:table-row>
        <table:table-row table:style-name="Table3.4">
          <table:table-cell table:style-name="Table3.A2" office:value-type="string">
            <text:p text:style-name="P9"/>
          </table:table-cell>
          <table:table-cell table:style-name="Table3.B2" office:value-type="string">
            <text:p text:style-name="P9"/>
          </table:table-cell>
        </table:table-row>
      </table:table>
      <text:p text:style-name="P11"/>
      <text:p text:style-name="P11"/>
      <text:p text:style-name="P11"><text:soft-page-break/></text:p>
      <text:p text:style-name="P12">User Stories</text:p>
      <text:p text:style-name="P13"/>
      <table:table table:name="Table4" table:style-name="Table4">
        <table:table-column table:style-name="Table4.A" table:number-columns-repeated="4"/>
        <table:table-row>
          <table:table-cell table:style-name="Table4.A1" office:value-type="string">
            <text:p text:style-name="P14">As a [user]</text:p>
          </table:table-cell>
          <table:table-cell table:style-name="Table4.A1" office:value-type="string">
            <text:p text:style-name="P14">I want</text:p>
          </table:table-cell>
          <table:table-cell table:style-name="Table4.A1" office:value-type="string">
            <text:p text:style-name="P14">So that</text:p>
          </table:table-cell>
          <table:table-cell table:style-name="Table4.D1" office:value-type="string">
            <text:p text:style-name="P14">Acceptance criteria </text:p>
          </table:table-cell>
        </table:table-row>
        <table:table-row>
          <table:table-cell table:style-name="Table4.A2" office:value-type="string">
            <text:p text:style-name="P14">General User</text:p>
          </table:table-cell>
          <table:table-cell table:style-name="Table4.A2" office:value-type="string">
            <text:p text:style-name="P14">Access to information given</text:p>
          </table:table-cell>
          <table:table-cell table:style-name="Table4.A2" office:value-type="string">
            <text:p text:style-name="P14">I can continue to help myself</text:p>
          </table:table-cell>
          <table:table-cell table:style-name="Table4.D2" office:value-type="string">
            <text:p text:style-name="P14">The system should allow users to log in and access the information given by the healthcare worker at the group</text:p>
          </table:table-cell>
        </table:table-row>
        <table:table-row>
          <table:table-cell table:style-name="Table4.A2" office:value-type="string">
            <text:p text:style-name="P15">General staff</text:p>
          </table:table-cell>
          <table:table-cell table:style-name="Table4.A2" office:value-type="string">
            <text:p text:style-name="P14"/>
          </table:table-cell>
          <table:table-cell table:style-name="Table4.A2" office:value-type="string">
            <text:p text:style-name="P14"/>
          </table:table-cell>
          <table:table-cell table:style-name="Table4.D2" office:value-type="string">
            <text:p text:style-name="P14"/>
          </table:table-cell>
        </table:table-row>
        <table:table-row>
          <table:table-cell table:style-name="Table4.A2" office:value-type="string">
            <text:p text:style-name="P15">Management staff</text:p>
          </table:table-cell>
          <table:table-cell table:style-name="Table4.A2" office:value-type="string">
            <text:p text:style-name="P14"/>
          </table:table-cell>
          <table:table-cell table:style-name="Table4.A2" office:value-type="string">
            <text:p text:style-name="P14"/>
          </table:table-cell>
          <table:table-cell table:style-name="Table4.D2" office:value-type="string">
            <text:p text:style-name="P14"/>
          </table:table-cell>
        </table:table-row>
      </table:table>
      <text:p text:style-name="P13"/>
      <text:p text:style-name="P13"/>
      <text:p text:style-name="P16">Laws/Guidance/Legislation</text:p>
      <text:p text:style-name="P16"/>
      <text:p text:style-name="P17">I have assumed that this company’s only UK based. So I have only used the laws and legislation that is for the UK. These couple be expanded on if the group was expanded. </text:p>
      <text:p text:style-name="P17"/>
      <text:h text:style-name="P18" text:outline-level="3" text:is-list-header="true"><text:span text:style-name="Strong_20_Emphasis"><text:span text:style-name="T4">Regulatory Compliance</text:span></text:span></text:h>
      <text:p text:style-name="P19"><text:span text:style-name="T5">To operate a health advice group in the UK, you must ensure compliance with several key regulations. One of the most critical is the </text:span><text:span text:style-name="Strong_20_Emphasis"><text:span text:style-name="T5">General Data Protection Regulation (GDPR)</text:span></text:span><text:span text:style-name="T5">, which governs how personal data is collected, stored, and processed. For health advice groups, this often includes sensitive health-</text:span><text:soft-page-break/><text:span text:style-name="T5">related data, which is classified as special category data under GDPR. You must establish robust consent mechanisms, ensure data is encrypted and securely stored, and provide individuals with rights to access, amend, or delete their data.</text:span></text:p>
      <text:p text:style-name="P19"><text:span text:style-name="T5">If your group provides health or social care services, you may also need to register with the </text:span><text:span text:style-name="Strong_20_Emphasis"><text:span text:style-name="T5">Care Quality Commission (CQC)</text:span></text:span><text:span text:style-name="T5">. The CQC ensures that such services meet essential standards of safety and quality, conducting inspections and providing ratings that reflect the care offered. Failing to register, if required, can result in penalties, so it is essential to review their registration guidelines.</text:span></text:p>
      <text:p text:style-name="P19"><text:span text:style-name="T5"/></text:p>
      <text:p text:style-name="P19"><text:span text:style-name="Strong_20_Emphasis"><text:span text:style-name="T5">Web Content Accessibility Guidelines (WCAG)</text:span></text:span></text:p>
      <text:p text:style-name="P19"><text:span text:style-name="Strong_20_Emphasis"><text:span text:style-name="T5">In the UK, adhering to WCAG is essential for ensuring that your health advice group complies with accessibility-related laws and regulations designed to promote </text:span></text:span><text:span text:style-name="Strong_20_Emphasis"><text:span text:style-name="T6">i</text:span></text:span><text:span text:style-name="Strong_20_Emphasis"><text:span text:style-name="T7">nclusivity</text:span></text:span><text:span text:style-name="Strong_20_Emphasis"><text:span text:style-name="T5"> and prevent discrimination. The Equality Act 2010 requires all public-facing websites to make reasonable adjustments to accommodate people with disabilities, ensuring equal access to online services and information. This means implementing features like keyboard navigation, screen reader compatibility, and appropriate text contrasts to avoid creating barriers for users with disabilities. Additionally, the Public Sector Accessibility Regulations 2018 mandate that organizations associated with or funded by public bodies must meet WCAG 2.1 Level AA standards. These regulations aim to standardize accessibility practices across digital platforms, ensuring consistency and fairness in how services are provided. Non-compliance with </text:span></text:span><text:soft-page-break/><text:span text:style-name="Strong_20_Emphasis"><text:span text:style-name="T5">these legal requirements can lead to significant consequences, including reputation harm, loss of trust from users, legal disputes, and potentially hefty fines. Proactively adopting WCAG not only ensures legal compliance but also demonstrates a commitment to ethical and inclusive service delivery, enhancing your organization's credibility and reach.</text:span></text:span></text:p>
      <text:p text:style-name="P19"><text:span text:style-name="Strong_20_Emphasis"><text:span text:style-name="T5"/></text:span></text:p>
      <text:h text:style-name="P20" text:outline-level="3" text:is-list-header="true"><text:span text:style-name="Strong_20_Emphasis"><text:span text:style-name="T5">Health Information Standards</text:span></text:span></text:h>
      <text:p text:style-name="P19"><text:span text:style-name="T5">Health advice groups must base their guidance on reliable, evidence-based sources to maintain credibility and public trust. The </text:span><text:span text:style-name="Strong_20_Emphasis"><text:span text:style-name="T5">National Institute for Health and Care Excellence (NICE)</text:span></text:span><text:span text:style-name="T5"> provides comprehensive guidelines for a wide range of medical conditions and public health interventions. Adhering to these recommendations not only ensures your advice aligns with best practices but also protects your group from liability issues.</text:span></text:p>
      <text:p text:style-name="P19"><text:span text:style-name="T5">If your group engages in advertising or public communication, compliance with the </text:span><text:span text:style-name="Strong_20_Emphasis"><text:span text:style-name="T5">Advertising Standards Authority (ASA)</text:span></text:span><text:span text:style-name="T5"> and the </text:span><text:span text:style-name="Strong_20_Emphasis"><text:span text:style-name="T5">CAP Code</text:span></text:span><text:span text:style-name="T5"> is vital. Any claims you make—whether about treatment efficacy, dietary advice, or medical interventions—must be substantiated with robust evidence. Misleading or exaggerated claims can lead to penalties or reputation damage.</text:span></text:p>
      <text:h text:style-name="P20" text:outline-level="3" text:is-list-header="true"><text:span text:style-name="Strong_20_Emphasis"><text:span text:style-name="T5">Professional Standards</text:span></text:span></text:h>
      <text:p text:style-name="P19"><text:span text:style-name="T5">If your group includes registered healthcare professionals, such as doctors, nurses, or physiotherapists, they must adhere to the codes of conduct and ethical guidelines of their professional bodies. For example, the </text:span><text:span text:style-name="Strong_20_Emphasis"><text:span text:style-name="T5">General Medical Council (GMC)</text:span></text:span><text:span text:style-name="T5"> requires doctors to prioritize patient safety, provide evidence-</text:span><text:soft-page-break/><text:span text:style-name="T5">based advice, and maintain professional boundaries. Similarly, nurses registered with the </text:span><text:span text:style-name="Strong_20_Emphasis"><text:span text:style-name="T5">Nursing and Midwifery Council (NMC)</text:span></text:span><text:span text:style-name="T5"> or allied health professionals under the </text:span><text:span text:style-name="Strong_20_Emphasis"><text:span text:style-name="T5">Health and Care Professions Council (HCPC)</text:span></text:span><text:span text:style-name="T5"> have their own professional standards.</text:span></text:p>
      <text:p text:style-name="P21">For unregulated professionals, it is equally important to maintain high standards of ethics and professionalism. Developing an internal code of conduct can help ensure all members of your group operate with integrity and accountability.</text:p>
      <text:h text:style-name="P20" text:outline-level="3" text:is-list-header="true"><text:span text:style-name="Strong_20_Emphasis"><text:span text:style-name="T5">Legal Frameworks</text:span></text:span></text:h>
      <text:p text:style-name="P19"><text:span text:style-name="T5">Several UK laws directly impact the operation of health advice groups. The </text:span><text:span text:style-name="Strong_20_Emphasis"><text:span text:style-name="T5">Health and Social Care Act 2012</text:span></text:span><text:span text:style-name="T5"> outlines the responsibilities of organizations involved in health and social care delivery, including the need to promote patient-centered care and reduce health inequalities.</text:span></text:p>
      <text:p text:style-name="P19"><text:span text:style-name="T5">The </text:span><text:span text:style-name="Strong_20_Emphasis"><text:span text:style-name="T5">Equality Act 2010</text:span></text:span><text:span text:style-name="T5"> mandates that your group must not discriminate against individuals based on protected characteristics, such as age, disability, gender, or race. Inclusive practices should be embedded in all aspects of your group's operations, from recruitment to service delivery.</text:span></text:p>
      <text:p text:style-name="P19"><text:span text:style-name="T5">Additionally, your group should have safeguarding policies in place to protect vulnerable adults and children. These policies should align with </text:span><text:span text:style-name="Strong_20_Emphasis"><text:span text:style-name="T5">Working Together to Safeguard Children 2018</text:span></text:span><text:span text:style-name="T5"> and </text:span><text:span text:style-name="Strong_20_Emphasis"><text:span text:style-name="T5">The Care Act 2014</text:span></text:span><text:span text:style-name="T5">, which provide detailed guidance on recognizing and responding to safeguarding concerns.</text:span></text:p>
      <text:h text:style-name="P20" text:outline-level="3" text:is-list-header="true"><text:soft-page-break/><text:span text:style-name="Strong_20_Emphasis"><text:span text:style-name="T5">Liability and Insurance</text:span></text:span></text:h>
      <text:p text:style-name="P19"><text:span text:style-name="T5">Having the right insurance coverage is essential for managing risks. </text:span><text:span text:style-name="Strong_20_Emphasis"><text:span text:style-name="T5">Public Liability Insurance</text:span></text:span><text:span text:style-name="T5"> protects your group if someone is injured or their property is damaged during your activities. For example, if you host a public seminar and an attendee has an accident, this insurance can cover the legal costs and compensation.</text:span></text:p>
      <text:p text:style-name="P19"><text:span text:style-name="Strong_20_Emphasis"><text:span text:style-name="T5">Professional Indemnity Insurance</text:span></text:span><text:span text:style-name="T5"> is equally important, as it safeguards your group against claims of negligence or incorrect advice. Even if your advice is well-intentioned, a miscommunication or oversight could result in legal action. This type of insurance provides peace of mind and financial protection.</text:span></text:p>
      <text:h text:style-name="P20" text:outline-level="3" text:is-list-header="true"><text:span text:style-name="Strong_20_Emphasis"><text:span text:style-name="T5">Ethical Considerations</text:span></text:span></text:h>
      <text:p text:style-name="P21">Maintaining ethical standards is crucial for the success and sustainability of your group. Transparency is key—be clear about the qualifications of your members, the sources of your advice, and any limitations to your guidance. If your group collaborates with external organizations, such as pharmaceutical companies, disclose these relationships to avoid conflicts of interest.</text:p>
      <text:p text:style-name="P19"><text:span text:style-name="T5">Another important aspect is </text:span><text:span text:style-name="Strong_20_Emphasis"><text:span text:style-name="T5">informed consent</text:span></text:span><text:span text:style-name="T5">. If your group collects personal data or offers tailored advice, ensure individuals understand how their information will be used and provide explicit consent. Confidentiality is also paramount—develop strict protocols to protect sensitive health information and train members on data security.</text:span></text:p>
      <text:h text:style-name="P20" text:outline-level="3" text:is-list-header="true"><text:soft-page-break/><text:span text:style-name="Strong_20_Emphasis"><text:span text:style-name="T5">Online and Digital Presence</text:span></text:span></text:h>
      <text:p text:style-name="P21">With many health advice groups operating online, robust Cyber security measures are essential. Implement tools and practices to prevent unauthorized access to your website, database, or email systems. Regularly update your software and conduct vulnerability assessments to minimize risks.</text:p>
      <text:p text:style-name="P19"><text:span text:style-name="T5">The </text:span><text:span text:style-name="Strong_20_Emphasis"><text:span text:style-name="T5">Online Safety Act</text:span></text:span><text:span text:style-name="T5"> requires organizations to monitor and manage harmful or misleading content on their platforms. If your group has an active social media presence or runs forums, you must establish guidelines for acceptable content and a mechanism for reporting and removing harmful posts.</text:span></text:p>
      <text:h text:style-name="P20" text:outline-level="3" text:is-list-header="true"><text:span text:style-name="Strong_20_Emphasis"><text:span text:style-name="T5">Working with Third Parties</text:span></text:span></text:h>
      <text:p text:style-name="P19"><text:span text:style-name="T5">If your group partners with external organizations, such as pharmaceutical companies or research bodies, ensure that these relationships align with the </text:span><text:span text:style-name="Strong_20_Emphasis"><text:span text:style-name="T5">ABPI Code of Practice</text:span></text:span><text:span text:style-name="T5"> (Association of the British Pharmaceutical Industry). This code promotes transparency and ethical collaboration, particularly regarding funding, sponsorships, and promotional activities.</text:span></text:p>
      <text:p text:style-name="P21">Collaborating with third parties can provide valuable resources and expertise, but it is essential to maintain independence and prioritize the needs of the individuals you serve.</text:p>
      <text:p text:style-name="P21"/>
      <text:p text:style-name="P21"/>
      <text:p text:style-name="P22">Alternative Systems</text:p>
      <text:p text:style-name="P23">IQAir takes the country of where u are and gives you the air pollution for that area. This is helpful for knowing what is going on but it does not give any advice linking to what it has told you. </text:p>
      <text:p text:style-name="P23"/>
      <text:p text:style-name="P23">Weather app</text:p>
      <text:p text:style-name="P23"/>
      <text:p text:style-name="P23">Risks</text:p>
      <text:h text:style-name="P24" text:outline-level="3" text:is-list-header="true"><text:span text:style-name="Strong_20_Emphasis"><text:span text:style-name="T8">Data Breaches</text:span></text:span></text:h>
      <text:p text:style-name="P25">Health organisation websites often handle sensitive data, including personally identifiable information (PII), medical records, and insurance details. A data breach could expose this information, leading to identity theft, reputational damage, and legal consequences. Risks increase if sensitive data is stored without adequate encryption or if access controls are weak, allowing unauthorised users to gain access.</text:p>
      <text:h text:style-name="Heading_20_3" text:outline-level="3" text:is-list-header="true"><text:span text:style-name="Strong_20_Emphasis"><text:span text:style-name="T9">Phishing Attacks</text:span></text:span></text:h>
      <text:p text:style-name="P25">Phishing remains one of the most common attack vectors for health organisations. Cybercriminals may create fake login pages or send deceptive emails to trick users into revealing credentials, sensitive information, or making unauthorised transactions. If the website uses insecure communication methods, such as unencrypted email, attackers could exploit these channels to impersonate the organisation and steal user information.</text:p>
      <text:h text:style-name="Heading_20_3" text:outline-level="3" text:is-list-header="true"><text:soft-page-break/><text:span text:style-name="Strong_20_Emphasis"><text:span text:style-name="T9">Malware and Ransomware</text:span></text:span></text:h>
      <text:p text:style-name="P25">A compromised health website could be used to host malware, infecting visitors' devices or redirecting them to malicious sites. Ransomware attacks, in particular, can have devastating effects, encrypting critical patient data or operational systems and demanding a ransom for their release. For health organisations, this can disrupt essential services, delay treatments, and compromise patient safety.</text:p>
      <text:h text:style-name="Heading_20_3" text:outline-level="3" text:is-list-header="true"><text:span text:style-name="Strong_20_Emphasis"><text:span text:style-name="T9">SQL Injection and Database Attacks</text:span></text:span></text:h>
      <text:p text:style-name="P25">Websites with improperly sanitised input fields are vulnerable to SQL injection attacks, where malicious queries are used to manipulate or extract data from the database. This risk is heightened if database configurations are poorly secured or if proper access controls are not enforced. Attackers could use these methods to access sensitive medical records, billing information, or even administrative credentials.</text:p>
      <text:h text:style-name="Heading_20_3" text:outline-level="3" text:is-list-header="true"><text:span text:style-name="Strong_20_Emphasis"><text:span text:style-name="T9">Cross-Site Scripting (XSS)</text:span></text:span></text:h>
      <text:p text:style-name="P25">Cross-site scripting occurs when attackers inject malicious scripts into web pages that users access. This can lead to stolen cookies, session hijacking, or the theft of sensitive user data. A health website with user-facing features, such as forms or portals, is particularly at risk if input validation is not implemented.</text:p>
      <text:h text:style-name="Heading_20_3" text:outline-level="3" text:is-list-header="true"><text:span text:style-name="Strong_20_Emphasis"><text:span text:style-name="T9">Distributed Denial of Service (DDoS)</text:span></text:span></text:h>
      <text:p text:style-name="P25">A DDoS attack overwhelms a website with excessive traffic, rendering it inaccessible to legitimate users. For a health organisation, this could mean patients and staff cannot access <text:soft-page-break/>critical services, such as appointment scheduling or information portals, potentially putting lives at risk. These attacks are especially concerning during emergencies or high-traffic periods.</text:p>
      <text:h text:style-name="Heading_20_3" text:outline-level="3" text:is-list-header="true"><text:span text:style-name="Strong_20_Emphasis"><text:span text:style-name="T9">Outdated Software and Plugins</text:span></text:span></text:h>
      <text:p text:style-name="P25">Websites that rely on content management systems (CMS), plugins, or third-party libraries are at risk if these components are not regularly updated. Attackers often exploit known vulnerabilities in outdated software to gain unauthorised access or inject malicious code.</text:p>
      <text:h text:style-name="Heading_20_3" text:outline-level="3" text:is-list-header="true"><text:span text:style-name="Strong_20_Emphasis"><text:span text:style-name="T9">Weak Authentication Mechanisms</text:span></text:span></text:h>
      <text:p text:style-name="P25">Using weak passwords, default credentials, or inadequate authentication mechanisms exposes health websites to unauthorised access. Without multi-factor authentication (MFA) and strong password policies, attackers can easily compromise accounts. Additionally, poor session management can lead to session hijacking, allowing attackers to impersonate legitimate users.</text:p>
      <text:h text:style-name="Heading_20_3" text:outline-level="3" text:is-list-header="true"><text:span text:style-name="Strong_20_Emphasis"><text:span text:style-name="T9">Third-Party Integrations</text:span></text:span></text:h>
      <text:p text:style-name="P25">Many health websites use third-party services for functionalities like payment processing, scheduling, or analytics. These integrations can introduce vulnerabilities if the third-party providers do not implement robust security measures. Supply chain attacks targeting these providers can have cascading effects on the health organisation's website.</text:p>
      <text:h text:style-name="Heading_20_3" text:outline-level="3" text:is-list-header="true"><text:soft-page-break/><text:span text:style-name="Strong_20_Emphasis"><text:span text:style-name="T9">Regulatory Non-Compliance</text:span></text:span></text:h>
      <text:p text:style-name="P25">Health organisations must comply with privacy laws such as HIPAA (in the US), GDPR (in Europe), and other regional regulations. Failure to protect sensitive data or maintain adequate logs for auditing can result in heavy fines, legal action, and loss of trust. Regulatory compliance also involves regular security assessments to identify and address vulnerabilities proactively.</text:p>
      <text:h text:style-name="Heading_20_3" text:outline-level="3" text:is-list-header="true"><text:span text:style-name="Strong_20_Emphasis"><text:span text:style-name="T9">Insider Threats</text:span></text:span></text:h>
      <text:p text:style-name="P25">Internal staff or contractors with access to sensitive systems may unintentionally or maliciously misuse their privileges. For example, an employee could accidentally expose patient data, or a disgruntled staff member could deliberately leak information. Robust access controls and monitoring are necessary to mitigate these risks.</text:p>
      <text:h text:style-name="Heading_20_3" text:outline-level="3" text:is-list-header="true"><text:span text:style-name="Strong_20_Emphasis"><text:span text:style-name="T9">Social Engineering</text:span></text:span></text:h>
      <text:p text:style-name="P25">Attackers often exploit human vulnerabilities through social engineering tactics, such as posing as technical support or healthcare providers to manipulate employees or users into disclosing sensitive information. Educating staff and implementing strong verification processes can help counter these threats.</text:p>
      <text:h text:style-name="Heading_20_3" text:outline-level="3" text:is-list-header="true"><text:span text:style-name="Strong_20_Emphasis"><text:span text:style-name="T9">Mitigation Strategies</text:span></text:span></text:h>
      <text:p text:style-name="P25">To address these risks, health organisations should implement strong authentication mechanisms, such as multi-factor authentication and strict password policies. Encrypting sensitive data both at rest and in transit, and regularly updating software <text:soft-page-break/>and plugins, are crucial steps to prevent unauthorised access. Websites should be built with secure coding practices to defend against vulnerabilities like SQL injection and cross-site scripting.</text:p>
      <text:p text:style-name="P25">Additionally, deploying DDoS protection solutions, such as Cloudflare or AWS Shield, can help maintain service availability during attacks. Access controls should restrict sensitive data to authorised personnel only, and regular security audits should be conducted to identify and mitigate vulnerabilities. Training staff to recognise phishing attempts and complying with regulatory requirements are essential for maintaining both security and user trust.</text:p>
      <text:p text:style-name="P26"/>
      <text:p text:style-name="P26"/>
      <text:p text:style-name="P27">Decomposition</text:p>
      <text:p text:style-name="P26">Below is a decomposition diagram of what the website might look like:</text:p>
      <text:p text:style-name="P26"/>
      <text:p text:style-name="P28">(make pic and explain here )</text:p>
      <text:p text:style-name="P28"/>
      <text:p text:style-name="P29">User Acceptance Criteria</text:p>
      <text:p text:style-name="P28"/>
      <text:p text:style-name="P28">General User</text:p>
      <text:p text:style-name="P28"/>
      <text:p text:style-name="P28">- clear and obvious navigation bar so they can find information easily</text:p>
      <text:p text:style-name="P28">- Clear labelled boxes of where to put information</text:p>
      <text:p text:style-name="P28">- clear font</text:p>
      <text:p text:style-name="P28"/>
      <text:p text:style-name="P30">Functional and Non Functional requirements </text:p>
      <text:p text:style-name="P28"/>
      <text:p text:style-name="P31">functional requirements are things the system should do </text:p>
      <text:p text:style-name="P31">non functional requirements are how the system should do things </text:p>
      <text:p text:style-name="P32"/>
      <text:p text:style-name="P33">(list them)</text:p>
      <text:p text:style-name="P33"/>
      <text:p text:style-name="P34">Key Performance Indicators (KPI)</text:p>
      <text:h text:style-name="P35" text:outline-level="2">General User KPIs</text:h>
      <text:list text:style-name="L1">
        <text:list-item>
          <text:p text:style-name="P36">Engagement Metrics </text:p>
          <text:list>
            <text:list-item>
              <text:p text:style-name="P36">Page views per session </text:p>
            </text:list-item>
            <text:list-item>
              <text:p text:style-name="P36">Average time spent on health advice pages </text:p>
            </text:list-item>
            <text:list-item>
              <text:p text:style-name="P36">Return visitor percentage </text:p>
            </text:list-item>
          </text:list>
        </text:list-item>
        <text:list-item>
          <text:p text:style-name="P36">Health Information Impact </text:p>
          <text:list>
            <text:list-item>
              <text:p text:style-name="P36">Number of health guides viewed </text:p>
            </text:list-item>
            <text:list-item>
              <text:p text:style-name="P36">Quiz/assessment completion rate </text:p>
            </text:list-item>
            <text:list-item>
              <text:p text:style-name="P37">Self-reported health improvement tracking </text:p>
            </text:list-item>
          </text:list>
        </text:list-item>
      </text:list>
      <text:h text:style-name="P38" text:outline-level="2" text:is-list-header="true">Staff User KPIs</text:h>
      <text:list text:style-name="L2">
        <text:list-item>
          <text:p text:style-name="P39">Content Creation Metrics </text:p>
          <text:list>
            <text:list-item>
              <text:p text:style-name="P39">Number of articles/guides published </text:p>
            </text:list-item>
            <text:list-item>
              <text:p text:style-name="P39">Content update frequency </text:p>
            </text:list-item>
            <text:list-item>
              <text:p text:style-name="P39">Peer review completion rate </text:p>
            </text:list-item>
            <text:list-item>
              <text:p text:style-name="P39">Average content quality score </text:p>
            </text:list-item>
          </text:list>
        </text:list-item>
        <text:list-item>
          <text:p text:style-name="P39">User Support Performance </text:p>
          <text:list>
            <text:list-item>
              <text:p text:style-name="P39">Response time to user queries </text:p>
            </text:list-item>
            <text:list-item>
              <text:p text:style-name="P39">Query resolution rate </text:p>
            </text:list-item>
            <text:list-item>
              <text:p text:style-name="P39">User satisfaction with support </text:p>
            </text:list-item>
            <text:list-item>
              <text:p text:style-name="P40">Knowledge base contribution </text:p>
            </text:list-item>
          </text:list>
        </text:list-item>
      </text:list>
      <text:h text:style-name="P38" text:outline-level="2" text:is-list-header="true">Management User KPIs</text:h>
      <text:list text:style-name="L3">
        <text:list-item>
          <text:p text:style-name="P41">Platform Performance </text:p>
          <text:list>
            <text:list-item>
              <text:p text:style-name="P41">Total user growth rate </text:p>
            </text:list-item>
            <text:list-item>
              <text:p text:style-name="P41">User retention percentage </text:p>
            </text:list-item>
            <text:list-item>
              <text:p text:style-name="P41">Conversion rate from free to paid services </text:p>
            </text:list-item>
          </text:list>
        </text:list-item>
        <text:list-item>
          <text:p text:style-name="P41">Strategic Insights </text:p>
          <text:list>
            <text:list-item>
              <text:p text:style-name="P41">User demographic diversification </text:p>
            </text:list-item>
            <text:list-item>
              <text:p text:style-name="P41">Content reach and impact </text:p>
            </text:list-item>
            <text:list-item>
              <text:p text:style-name="P41">Cost per user acquisition </text:p>
            </text:list-item>
            <text:list-item>
              <text:p text:style-name="P42">Return on digital health initiatives</text:p>
            </text:list-item>
          </text:list>
        </text:list-item>
      </text:list>
      <text:p text:style-name="P43"><text:soft-page-break/>Description of Proposed soloution</text:p>
      <text:p text:style-name="P43">The soloution will allow user to be able to navigate themselves through the website. It will also allow them to access all of the information that has been linked to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eil" svg:font-family="Areil"/>
    <style:font-face style:name="Ariel" svg:font-family="Arie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29fcf" style:writing-mode="lr-tb" style:layout-grid-color="#c0c0c0" style:layout-grid-lines="20" style:layout-grid-base-height="0.706cm" style:layout-grid-ruby-height="0.353cm" style:layout-grid-mode="none" style:layout-grid-ruby-below="false" style:layout-grid-print="false" style:layout-grid-display="false" draw:fill="solid"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2:29:03.948299668</meta:creation-date>
    <meta:generator>LibreOffice/24.8.3.2$Linux_X86_64 LibreOffice_project/e14c9fdd1f585efcbb2c5363087a99d20928d522</meta:generator>
    <dc:date>2025-01-23T12:49:45.555771714</dc:date>
    <meta:editing-duration>PT45M47S</meta:editing-duration>
    <meta:editing-cycles>5</meta:editing-cycles>
    <meta:document-statistic meta:table-count="4" meta:image-count="0" meta:object-count="0" meta:page-count="21" meta:paragraph-count="146" meta:word-count="2545" meta:character-count="17493" meta:non-whitespace-character-count="15081"/>
  </office:meta>
</office:document-meta>
</file>